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193cm" style:rel-column-width="4078*"/>
    </style:style>
    <style:style style:name="Table3.B" style:family="table-column">
      <style:table-column-properties style:column-width="8.809cm" style:rel-column-width="499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5pt solid #000000"/>
    </style:style>
    <style:style style:name="Table8.A2" style:family="table-cell">
      <style:table-cell-properties fo:padding="0.097cm" fo:border="none"/>
    </style:style>
    <style:style style:name="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6"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8"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9"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10"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11"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13"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14"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5" style:family="paragraph" style:parent-style-name="Standard">
      <style:paragraph-properties fo:line-height="150%" fo:text-align="justify" style:justify-single-word="false"/>
      <style:text-properties fo:color="#000000" style:font-name="Times New Roman" fo:font-size="13pt" fo:language="ro" fo:country="RO" fo:font-style="normal" officeooo:rsid="003dd669" officeooo:paragraph-rsid="002edf4a" fo:background-color="transparent" style:font-size-asian="13pt" style:language-asian="zxx" style:country-asian="none" style:font-style-asian="normal" style:font-size-complex="13pt" style:language-complex="zxx" style:country-complex="none" style:font-style-complex="normal"/>
    </style:style>
    <style:style style:name="P16"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17"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8"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19"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20"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1"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2"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29"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30"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31"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32"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33"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4"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37"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38"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P39"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40"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41"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2"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3"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4" style:family="paragraph" style:parent-style-name="Table_20_Contents">
      <style:paragraph-properties fo:text-align="end" style:justify-single-word="false"/>
      <style:text-properties fo:color="#808080" fo:font-size="12pt" fo:language="ro" fo:country="RO" officeooo:rsid="003dd669" officeooo:paragraph-rsid="003dd669" style:font-size-asian="10.5pt" style:language-asian="zxx" style:country-asian="none" style:font-size-complex="12pt" style:language-complex="zxx" style:country-complex="none"/>
    </style:style>
    <style:style style:name="P45" style:family="paragraph" style:parent-style-name="Table_20_Contents">
      <style:paragraph-properties fo:line-height="150%" fo:text-align="justify" style:justify-single-word="false"/>
      <style:text-properties style:font-name="Consolas1" fo:font-size="12pt" fo:language="ro" fo:country="RO" officeooo:rsid="003dd669" officeooo:paragraph-rsid="003dd669" style:font-size-asian="10.5pt" style:language-asian="zxx" style:country-asian="none" style:font-size-complex="12pt" style:language-complex="zxx" style:country-complex="none"/>
    </style:style>
    <style:style style:name="P46"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7"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48"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49"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50"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51"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362c6" style:font-style-asian="italic" style:font-style-complex="italic"/>
    </style:style>
    <style:style style:name="T5" style:family="text">
      <style:text-properties style:font-name="Consolas"/>
    </style:style>
    <style:style style:name="T6" style:family="text">
      <style:text-properties style:font-name="Consolas" officeooo:rsid="0022d487"/>
    </style:style>
    <style:style style:name="T7" style:family="text">
      <style:text-properties style:font-name="Consolas" officeooo:rsid="002cf966"/>
    </style:style>
    <style:style style:name="T8" style:family="text">
      <style:text-properties style:font-name="Consolas" officeooo:rsid="002a64b8"/>
    </style:style>
    <style:style style:name="T9" style:family="text">
      <style:text-properties style:font-name="Consolas" officeooo:rsid="0034bb96"/>
    </style:style>
    <style:style style:name="T10" style:family="text">
      <style:text-properties style:font-name="Consolas" officeooo:rsid="0034ee9e"/>
    </style:style>
    <style:style style:name="T11" style:family="text">
      <style:text-properties officeooo:rsid="001362c6"/>
    </style:style>
    <style:style style:name="T12" style:family="text">
      <style:text-properties style:font-name="Times New Roman" fo:font-size="14pt" officeooo:rsid="001aba14" style:font-size-asian="12.25pt" style:font-size-complex="14pt"/>
    </style:style>
    <style:style style:name="T13" style:family="text">
      <style:text-properties style:font-name="Times New Roman" fo:font-size="13pt" officeooo:rsid="002a64b8" style:font-size-asian="13pt" style:font-size-complex="13pt"/>
    </style:style>
    <style:style style:name="T14" style:family="text">
      <style:text-properties officeooo:rsid="001c1df5"/>
    </style:style>
    <style:style style:name="T15" style:family="text">
      <style:text-properties officeooo:rsid="001f87bf"/>
    </style:style>
    <style:style style:name="T16" style:family="text">
      <style:text-properties officeooo:rsid="0021491d"/>
    </style:style>
    <style:style style:name="T17" style:family="text">
      <style:text-properties officeooo:rsid="0022d487"/>
    </style:style>
    <style:style style:name="T18" style:family="text">
      <style:text-properties fo:color="#000000" style:font-name="Times New Roman" fo:font-size="14pt" fo:font-style="normal" style:font-size-asian="12.25pt" style:font-style-asian="normal" style:font-size-complex="14pt" style:font-style-complex="normal"/>
    </style:style>
    <style:style style:name="T19" style:family="text">
      <style:text-properties fo:color="#000000" style:font-name="Times New Roman" fo:font-size="13pt" style:font-size-asian="13pt" style:font-size-complex="13pt"/>
    </style:style>
    <style:style style:name="T20" style:family="text">
      <style:text-properties fo:color="#000000" style:font-name="Times New Roman" fo:font-size="13pt" officeooo:rsid="002a64b8" style:font-size-asian="13pt" style:font-size-complex="13pt"/>
    </style:style>
    <style:style style:name="T21" style:family="text">
      <style:text-properties fo:color="#000000" style:font-name="Times New Roman" fo:font-size="13pt" officeooo:rsid="002b89d6" style:font-size-asian="13pt" style:font-size-complex="13pt"/>
    </style:style>
    <style:style style:name="T22" style:family="text">
      <style:text-properties fo:color="#000000" style:font-name="Times New Roman" fo:font-size="13pt" officeooo:rsid="002be49d" style:font-size-asian="13pt" style:font-size-complex="13pt"/>
    </style:style>
    <style:style style:name="T23" style:family="text">
      <style:text-properties fo:color="#000000" style:font-name="Times New Roman" fo:font-size="13pt" fo:font-style="italic" officeooo:rsid="002be49d" style:font-size-asian="13pt" style:font-style-asian="italic" style:font-size-complex="13pt" style:font-style-complex="italic"/>
    </style:style>
    <style:style style:name="T24" style:family="text">
      <style:text-properties fo:color="#000000" style:font-name="Times New Roman" fo:font-size="13pt" fo:font-style="italic" officeooo:rsid="0036eb1e" style:font-size-asian="13pt" style:font-style-asian="italic" style:font-size-complex="13pt" style:font-style-complex="italic"/>
    </style:style>
    <style:style style:name="T25" style:family="text">
      <style:text-properties fo:color="#000000" style:font-name="Times New Roman" fo:font-size="13pt" fo:font-style="normal" officeooo:rsid="002be49d" style:font-size-asian="13pt" style:font-style-asian="normal" style:font-size-complex="13pt" style:font-style-complex="normal"/>
    </style:style>
    <style:style style:name="T26" style:family="text">
      <style:text-properties fo:color="#000000" style:font-name="Times New Roman" fo:font-size="13pt" fo:font-style="normal" officeooo:rsid="002ce9aa" style:font-size-asian="13pt" style:font-style-asian="normal" style:font-size-complex="13pt" style:font-style-complex="normal"/>
    </style:style>
    <style:style style:name="T27" style:family="text">
      <style:text-properties fo:color="#000000" style:font-name="Times New Roman" fo:font-size="13pt" fo:font-style="normal" officeooo:rsid="0034bb96" style:font-size-asian="13pt" style:font-style-asian="normal" style:font-size-complex="13pt" style:font-style-complex="normal"/>
    </style:style>
    <style:style style:name="T28" style:family="text">
      <style:text-properties fo:color="#000000" style:font-name="Times New Roman" fo:font-size="13pt" fo:font-style="normal" officeooo:rsid="0036eb1e" style:font-size-asian="13pt" style:font-style-asian="normal" style:font-size-complex="13pt" style:font-style-complex="normal"/>
    </style:style>
    <style:style style:name="T29" style:family="text">
      <style:text-properties fo:color="#000000" style:font-name="Times New Roman" fo:font-style="normal" officeooo:rsid="0036eb1e" style:font-style-asian="normal" style:font-style-complex="normal"/>
    </style:style>
    <style:style style:name="T30" style:family="text">
      <style:text-properties fo:color="#000000" style:font-name="Times New Roman" fo:font-style="normal" officeooo:rsid="00385534" style:font-style-asian="normal" style:font-style-complex="normal"/>
    </style:style>
    <style:style style:name="T31" style:family="text">
      <style:text-properties fo:color="#000000" style:font-name="Times New Roman" fo:font-style="normal" officeooo:rsid="003a0f6d" style:font-style-asian="normal" style:font-style-complex="normal"/>
    </style:style>
    <style:style style:name="T32" style:family="text">
      <style:text-properties fo:color="#000000" style:font-name="Times New Roman" fo:font-style="normal" officeooo:rsid="003dd669" style:font-style-asian="normal" style:font-style-complex="normal"/>
    </style:style>
    <style:style style:name="T33" style:family="text">
      <style:text-properties fo:color="#000000" style:font-name="Times New Roman" fo:font-style="normal" officeooo:rsid="003fb140" style:font-style-asian="normal" style:font-style-complex="normal"/>
    </style:style>
    <style:style style:name="T34" style:family="text">
      <style:text-properties fo:color="#000000" style:font-name="Times New Roman" fo:font-style="normal" officeooo:rsid="0044951b" style:font-style-asian="normal" style:font-style-complex="normal"/>
    </style:style>
    <style:style style:name="T35" style:family="text">
      <style:text-properties fo:color="#000000" style:font-name="Times New Roman" fo:font-style="italic" officeooo:rsid="00385534" style:font-style-asian="italic" style:font-style-complex="italic"/>
    </style:style>
    <style:style style:name="T36" style:family="text">
      <style:text-properties fo:color="#000000" style:font-name="Times New Roman" fo:font-style="italic" officeooo:rsid="003dd669" style:font-style-asian="italic" style:font-style-complex="italic"/>
    </style:style>
    <style:style style:name="T37" style:family="text">
      <style:text-properties fo:font-size="13pt" officeooo:rsid="000feaab" style:font-size-asian="13pt" style:font-size-complex="13pt"/>
    </style:style>
    <style:style style:name="T38" style:family="text">
      <style:text-properties fo:font-size="13pt" officeooo:rsid="0011ef55" style:font-size-asian="13pt" style:font-size-complex="13pt"/>
    </style:style>
    <style:style style:name="T39" style:family="text">
      <style:text-properties fo:font-size="13pt" officeooo:rsid="0024c2ee" style:font-size-asian="13pt" style:font-size-complex="13pt"/>
    </style:style>
    <style:style style:name="T40" style:family="text">
      <style:text-properties fo:font-size="13pt" officeooo:rsid="001c1df5" style:font-size-asian="13pt" style:font-size-complex="13pt"/>
    </style:style>
    <style:style style:name="T41" style:family="text">
      <style:text-properties fo:font-size="13pt" officeooo:rsid="0029a60e" style:font-size-asian="13pt" style:font-size-complex="13pt"/>
    </style:style>
    <style:style style:name="T42" style:family="text">
      <style:text-properties fo:font-size="13pt" officeooo:rsid="0043869c" style:font-size-asian="13pt" style:font-size-complex="13pt"/>
    </style:style>
    <style:style style:name="T43" style:family="text">
      <style:text-properties fo:font-size="13pt" fo:font-style="italic" officeooo:rsid="001c1df5" style:font-size-asian="13pt" style:font-style-asian="italic" style:font-size-complex="13pt"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span text:style-name="T37">În acest capitol vor fi discutate aspectele ce țin de implementarea aplicației prin prezentarea unor secvențe de cod a algoritmilor, structurilor de date și claselor implicate în componentele sistemului.</text:span></text:p>
      <text:p text:style-name="P31"/>
      <text:p text:style-name="P32">3.1. <text:s/>Motorul de șah</text:p>
      <text:p text:style-name="P3"><text:tab/><text:span text:style-name="T38">Considerări generale pentru reprezentarea unei poziții* de șah</text:span><text:span text:style-name="T42">[1]</text:span><text:span text:style-name="T38">:</text:span></text:p>
      <text:list xml:id="list6476175925729506542" text:style-name="L1">
        <text:list-item>
          <text:p text:style-name="P47">reținerea pozițiilor pentru fiecare piesă de pe tablă;</text:p>
        </text:list-item>
        <text:list-item>
          <text:p text:style-name="P47">reținerea culorii ce trebuie să mute;</text:p>
        </text:list-item>
        <text:list-item>
          <text:p text:style-name="P47">monitorizarea mișcării regilor și turelor, utilă pentru rocadă;</text:p>
        </text:list-item>
        <text:list-item>
          <text:p text:style-name="P47">reținearea ultimei mutări efectuate, hotărăște dacă este posibilă o capturare <text:span text:style-name="T2">en passant</text:span>;</text:p>
        </text:list-item>
        <text:list-item>
          <text:p text:style-name="P47">contorizarea numărului de mutări de la ultima mutare a unui pion sau ultima capturare a unei piese, folosită pentru regula celor 50 de mutări;</text:p>
        </text:list-item>
        <text:list-item>
          <text:p text:style-name="P48">o cheie unică de identificare a poziției de joc.</text:p>
        </text:list-item>
      </text:list>
      <text:p text:style-name="P8"><text:tab/>Pentru reprezentarea acestor date s-a folosit o structură de date <text:span text:style-name="T2">S_BOARD</text:span> ce reține informațiile necesare unei poziții de șah(figura 21).</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14"><text:span text:style-name="T2">BRD_SQ_NUM</text:span> reprezintă numărul total de pătrate ce se reprezintă în memorie.</text:p>
          </table:table-cell>
          <table:table-cell table:style-name="Table2.A1" office:value-type="string">
            <text:p text:style-name="P11"/>
          </table:table-cell>
          <table:table-cell table:style-name="Table2.C1" office:value-type="string">
            <text:p text:style-name="P18">typedef struct {</text:p>
            <text:p text:style-name="P18"/>
            <text:p text:style-name="P18"><text:tab/>int pieces[BRD_SQ_NUM];</text:p>
            <text:p text:style-name="P18"><text:tab/>int side;</text:p>
            <text:p text:style-name="P19"><text:tab/>int castlePerm;</text:p>
            <text:p text:style-name="P19"><text:tab/>int enPas;</text:p>
            <text:p text:style-name="P18"><text:tab/>int fiftyMove;</text:p>
            <text:p text:style-name="P16"><text:span text:style-name="T5"><text:tab/></text:span><text:span text:style-name="T6">U64 posKey;</text:span></text:p>
            <text:p text:style-name="P18">} S_BOARD;</text:p>
          </table:table-cell>
        </table:table-row>
      </table:table>
      <text:p text:style-name="P33">Figura 21</text:p>
      <text:p text:style-name="P33">Strutura de date S_BOARD </text:p>
      <table:table table:name="Table1" table:style-name="Table1">
        <table:table-column table:style-name="Table1.A"/>
        <table:table-row>
          <table:table-cell table:style-name="Table1.A1" office:value-type="string">
            <text:p text:style-name="P39">* <text:span text:style-name="T1">modul în care este organizată tabla de șah la un moment dat</text:span></text:p>
          </table:table-cell>
        </table:table-row>
      </table:table>
      <text:p text:style-name="P5"><text:soft-page-break/><text:tab/><text:span text:style-name="T39">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9"><text:span text:style-name="T11"><text:tab/>Din momentul în care se începe generarea de mutări acestea trebuie reținute într-o structură de date pentru a fi analizate ulterior. În acest scop se folosește structura de date </text:span><text:span text:style-name="T4">S_MOVELIST</text:span><text:span text:style-name="T11">(figura 22), care este o structură simplă ce conține un șir de mutări. O mutare trebuie salvată împreună cu un scor pe care aceasta îl are, de aceea se folosește structura de date </text:span><text:span text:style-name="T4">S_MOVE</text:span><text:span text:style-name="T11">(figura 23) pentru stocarea unei mutări.</text:span></text:p>
      <text:p text:style-name="P4"/>
      <table:table table:name="Table3" table:style-name="Table3">
        <table:table-column table:style-name="Table3.A"/>
        <table:table-column table:style-name="Table3.B"/>
        <table:table-row>
          <table:table-cell table:style-name="Table3.A1" office:value-type="string">
            <text:p text:style-name="P18">typedef struct {</text:p>
            <text:p text:style-name="P17"/>
            <text:p text:style-name="P17"><text:tab/>int move;</text:p>
            <text:p text:style-name="P17"><text:tab/>int score;</text:p>
            <text:p text:style-name="P17"/>
            <text:p text:style-name="P17">} S_MOVE;</text:p>
          </table:table-cell>
          <table:table-cell table:style-name="Table3.B1" office:value-type="string">
            <text:p text:style-name="P18">typedef struct {</text:p>
            <text:p text:style-name="P18"/>
            <text:p text:style-name="P17"><text:tab/>S_MOVE moves[MAXPOSITIONMOVES];</text:p>
            <text:p text:style-name="P17"><text:tab/>int count;</text:p>
            <text:p text:style-name="P17"/>
            <text:p text:style-name="P17">} S_MOVELIST;</text:p>
          </table:table-cell>
        </table:table-row>
        <table:table-row>
          <table:table-cell table:style-name="Table3.A2" office:value-type="string">
            <text:p text:style-name="P34">Figura 23</text:p>
            <text:p text:style-name="P34">Structura de date S_MOVE</text:p>
          </table:table-cell>
          <table:table-cell table:style-name="Table3.A2" office:value-type="string">
            <text:p text:style-name="P34">Figura 22</text:p>
            <text:p text:style-name="P34">Structura de date S_MOVELIST</text:p>
          </table:table-cell>
        </table:table-row>
      </table:table>
      <text:p text:style-name="P4"/>
      <text:p text:style-name="P4"><text:tab/><text:span text:style-name="T40">Structura </text:span><text:span text:style-name="T43">S_MOVELIST</text:span><text:span text:style-name="T40">,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p>
      <text:list xml:id="list4264778246567358089" text:style-name="L2">
        <text:list-item>
          <text:p text:style-name="P49">primii 7 biți reprezintă numărul pătratului de unde se mută piesa; numărul <text:soft-page-break/>de pătrate disponibile(incluzând cele folosite pentru a detecta dacă piesa este încă pe tablă) este 120, având în vedere că 7 biți permit o valoare maximă de 127 atunci aceasta este suficientă;</text:p>
        </text:list-item>
        <text:list-item>
          <text:p text:style-name="P49">următorii 7 biți reprezintă numărul pătratului unde se mută piesa;</text:p>
        </text:list-item>
        <text:list-item>
          <text:p text:style-name="P49">tipul piesei capturate se stochează în următorii 4 biți, reprezentând o valoare maximă de 15 care este suficientă pentru a reține unul din cele 12 tipuri de piese de șah;</text:p>
        </text:list-item>
        <text:list-item>
          <text:p text:style-name="P50">bitul cu numărul 19 este folosit pentru a stoca dacă s-a produs o capturare de tip en passant;</text:p>
        </text:list-item>
        <text:list-item>
          <text:p text:style-name="P50">următorul bit <text:span text:style-name="T15">este</text:span> fi folosit pentru a verifica dacă un pion a avansat cu două câmpuri;</text:p>
        </text:list-item>
        <text:list-item>
          <text:p text:style-name="P50">următorii 4 biți sunt folosiți pentru a identifica, în cazul în care s-a produs o promovare, tipul piesei la care pionul a fost promovat;</text:p>
        </text:list-item>
        <text:list-item>
          <text:p text:style-name="P50">iar bitul 25, ultimul folosit din cei 32, este folosit pentru a semnala dacă s-a produs o rocadă.</text:p>
        </text:list-item>
      </text:list>
      <text:p text:style-name="P10"><text:tab/>Pentru a prelua datele din mutare se folosesc operații pe biți <text:span text:style-name="T15">de tip shift, sau logic, și logic. Se vor crea fragmente de cod(MACRO) ce execută aceste operații pentru a ușura folosirea lor.</text:span></text:p>
      <text:p text:style-name="P10"><text:tab/><text:span text:style-name="T14">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6"/>
      <text:p text:style-name="P6"/>
      <text:p text:style-name="P6"/>
      <text:p text:style-name="P6"/>
      <text:p text:style-name="P6"/>
      <text:p text:style-name="P6"/>
      <table:table table:name="Table4" table:style-name="Table4">
        <table:table-column table:style-name="Table4.A"/>
        <table:table-column table:style-name="Table4.B"/>
        <text:soft-page-break/>
        <table:table-row>
          <table:table-cell table:style-name="Table4.A1" office:value-type="string">
            <text:p text:style-name="P23">enum { </text:p>
            <text:p text:style-name="P23"/>
            <text:p text:style-name="P23"><text:tab/>WHITE, </text:p>
            <text:p text:style-name="P23"><text:tab/>BLACK, </text:p>
            <text:p text:style-name="P23"><text:tab/>BOTH </text:p>
            <text:p text:style-name="P23"/>
            <text:p text:style-name="P23">};</text:p>
            <text:p text:style-name="P37"/>
          </table:table-cell>
          <table:table-cell table:style-name="Table4.B1" office:value-type="string">
            <text:p text:style-name="P20">enum { </text:p>
            <text:p text:style-name="P20"><text:tab/></text:p>
            <text:p text:style-name="P20"><text:tab/>EMPTY, </text:p>
            <text:p text:style-name="P20"><text:tab/>wP, wN, wB, wR, wQ, wK, </text:p>
            <text:p text:style-name="P20"><text:tab/>bP, bN, bB, bR, bQ, bK </text:p>
            <text:p text:style-name="P20"/>
            <text:p text:style-name="P20">};</text:p>
          </table:table-cell>
        </table:table-row>
        <table:table-row>
          <table:table-cell table:style-name="Table4.A2" office:value-type="string">
            <text:p text:style-name="P35">Figura 2<text:span text:style-name="T16">5</text:span></text:p>
            <text:p text:style-name="P35">Enumerare tipuri de <text:span text:style-name="T16">jucători</text:span></text:p>
          </table:table-cell>
          <table:table-cell table:style-name="Table4.A2" office:value-type="string">
            <text:p text:style-name="P36">Figura 24</text:p>
            <text:p text:style-name="P36">Enumerare tipuri de piese</text:p>
          </table:table-cell>
        </table:table-row>
      </table:table>
      <text:p text:style-name="P6"/>
      <text:p text:style-name="P6"><text:tab/><text:span text:style-name="T40">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10"><text:tab/><text:span text:style-name="T17">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7">(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7"> i se mai adaugă o componentă: o mulțime de structuri de date tip </text:span><text:span text:style-name="T3">S_UNDO</text:span><text:span text:style-name="T17">. Astfel motorul de căutare va putea anula un număr de mutări necesar pentru a reveni la o poziție anterioară din care poate genera alte mutări.</text:span></text:p>
      <text:p text:style-name="P6"/>
      <text:p text:style-name="P6"/>
      <text:p text:style-name="P6"/>
      <text:p text:style-name="P6"/>
      <table:table table:name="Table5" table:style-name="Table5">
        <table:table-column table:style-name="Table5.A"/>
        <text:soft-page-break/>
        <table:table-row>
          <table:table-cell table:style-name="Table5.A1" office:value-type="string">
            <text:p text:style-name="P18">typedef struct {</text:p>
            <text:p text:style-name="P17"/>
            <text:p text:style-name="P17"><text:tab/>int move;</text:p>
            <text:p text:style-name="P17"><text:tab/>int castlePerm;</text:p>
            <text:p text:style-name="P17"><text:tab/>int enPas;</text:p>
            <text:p text:style-name="P17"><text:tab/>int fiftyMove;</text:p>
            <text:p text:style-name="P17"><text:tab/>U64 posKey;</text:p>
            <text:p text:style-name="P17"/>
            <text:p text:style-name="P17">} S_UNDO;</text:p>
          </table:table-cell>
        </table:table-row>
        <table:table-row>
          <table:table-cell table:style-name="Table5.A2" office:value-type="string">
            <text:p text:style-name="P40">Figura 26</text:p>
            <text:p text:style-name="P40">Structura de date S_UNDO</text:p>
          </table:table-cell>
        </table:table-row>
      </table:table>
      <text:p text:style-name="P6"/>
      <text:p text:style-name="P6"><text:tab/><text:span text:style-name="T41">Având structurile de date necesare pentru căutare definite și inițializate se poate porni o căutare a unei mutări de șah pentru o anumită poziție. Funcția principală ce reprezintă punctul de intrare în căutare este funcție de căutare în adâncime progresivă</text:span><text:span text:style-name="T42">[7]</text:span><text:span text:style-name="T41">(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18">void SearchPositions(S_BOARD *pos) {</text:p>
            <text:p text:style-name="P17"><text:tab/>int bestMove = NOMOVE;</text:p>
            <text:p text:style-name="P17"><text:tab/>int bestScore = -INFINITE;</text:p>
            <text:p text:style-name="P25"><text:span text:style-name="T5"><text:tab/>// </text:span><text:span text:style-name="T8">iterare progresivă a adâncimii</text:span></text:p>
            <text:p text:style-name="P25"><text:span text:style-name="T5"><text:tab/>for (currentDepth = 1; currentDepth &lt;= </text:span><text:span text:style-name="T8">max_depth</text:span><text:span text:style-name="T5">; ++currentDepth) {</text:span></text:p>
            <text:p text:style-name="P25"><text:span text:style-name="T5"><text:tab/><text:tab/>bestScore = </text:span><text:span text:style-name="T10">NegaMax</text:span><text:span text:style-name="T5">(-INFINITE, INFINITE, currentDepth, pos, info, TRUE);</text:span></text:p>
            <text:p text:style-name="P17"><text:tab/><text:tab/>pvMoves = GetPvLine(currentDepth, pos);</text:p>
            <text:p text:style-name="P17"><text:tab/><text:tab/>bestMove = pos-&gt;PvArray[0];</text:p>
            <text:p text:style-name="P17"><text:tab/>}</text:p>
          </table:table-cell>
        </table:table-row>
        <table:table-row>
          <table:table-cell table:style-name="Table6.A2" office:value-type="string">
            <text:p text:style-name="P41">Figura 27</text:p>
            <text:p text:style-name="P41">Funcția de căutare în adâncime progresivă</text:p>
          </table:table-cell>
        </table:table-row>
      </table:table>
      <text:p text:style-name="P29"><text:soft-page-break/><text:span text:style-name="T12"><text:tab/></text:span><text:span text:style-name="T13">Iterarea progresivă a adâncimii este realizată pornind de la o adâncime 1 </text:span><text:span text:style-name="T20">până la limita maximă de căutare, care pentru o căutare în timp util este mai mică sau egală cu 7. Pentru o căutare cu o configurare a poziției de șah egală cu <text:s/>„</text:span><text:span text:style-name="T19">r3k2r/p1ppqpb1/bn2pnp1/3PN3/1p2P3/2N2Q1p/PPPBBPPP/R3K2R w KQkq - 0 1” o căutare cu o adâncime maximă de 6 se generea</text:span><text:span text:style-name="T20">ză 8031647685 </text:span><text:span text:style-name="T21">de mutări posibile după ce algoritmul a suferit modificările necesare de optimizare.<text:tab/></text:span><text:span text:style-name="T22">Algoritmul ce urmează a fi detaliat este </text:span><text:span text:style-name="T23">NegaMax</text:span><text:span text:style-name="T25"> cu tăieri alfa beta</text:span><text:span text:style-name="T26">(figura 28)</text:span><text:span text:style-name="T25">.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12"/>
      <table:table table:name="Table7" table:style-name="Table7">
        <table:table-column table:style-name="Table7.A"/>
        <table:table-row table:style-name="Table7.1">
          <table:table-cell table:style-name="Table7.A1" office:value-type="string">
            <text:p text:style-name="P26"><text:span text:style-name="T5">int </text:span><text:span text:style-name="T9">NegaMax</text:span><text:span text:style-name="T5">(int alpha, int beta, int depth, S_BOARD *pos</text:span><text:span text:style-name="T7">) {</text:span></text:p>
            <text:p text:style-name="P24"><text:tab/>int legal;</text:p>
            <text:p text:style-name="P26"><text:span text:style-name="T7"><text:tab/></text:span><text:span text:style-name="T5">S_MOVELIST list[1];</text:span></text:p>
            <text:p text:style-name="P17"><text:tab/>GenerateAllMoves(pos, list);</text:p>
            <text:p text:style-name="P27"><text:span text:style-name="T7"><text:tab/></text:span><text:span text:style-name="T5">for (moveNum = 0; moveNum &lt; list-&gt;count; ++moveNum) {</text:span></text:p>
            <text:p text:style-name="P21"><text:tab/><text:tab/>PickNextMove(moveNum, list);</text:p>
            <text:p text:style-name="P18"><text:tab/><text:tab/>if (!MakeMove(pos, list-&gt;moves[moveNum].move)) {</text:p>
            <text:p text:style-name="P17"><text:tab/><text:tab/><text:tab/>continue;</text:p>
            <text:p text:style-name="P17"><text:tab/><text:tab/>}</text:p>
            <text:p text:style-name="P26"><text:span text:style-name="T5"><text:tab/><text:tab/></text:span><text:span text:style-name="T7">legal++;</text:span></text:p>
            <text:p text:style-name="P28"><text:span text:style-name="T7"><text:tab/><text:tab/></text:span><text:span text:style-name="T5">score = -</text:span><text:span text:style-name="T9">NegaMax</text:span><text:span text:style-name="T5">(-beta, -alpha, depth - 1, pos);</text:span></text:p>
            <text:p text:style-name="P24"><text:tab/><text:tab/>TakeMove(pos);</text:p>
            <text:p text:style-name="P24"><text:tab/><text:tab/>if (score &gt; alpha) {</text:p>
            <text:p text:style-name="P24"><text:tab/><text:tab/><text:tab/>if (score &gt;= beta) {</text:p>
            <text:p text:style-name="P24"><text:tab/><text:tab/><text:tab/><text:tab/>return beta;</text:p>
            <text:p text:style-name="P24"><text:tab/><text:tab/><text:tab/>}</text:p>
            <text:p text:style-name="P24"><text:tab/><text:tab/><text:tab/>alpha = score;</text:p>
            <text:p text:style-name="P24"><text:soft-page-break/><text:tab/><text:tab/><text:tab/>bestMove = list-&gt;moves[moveNum].move;</text:p>
            <text:p text:style-name="P24"><text:tab/><text:tab/>}</text:p>
            <text:p text:style-name="P24"><text:tab/>}</text:p>
            <text:p text:style-name="P24"><text:tab/>if (legal == 0) {</text:p>
            <text:p text:style-name="P17"><text:tab/><text:tab/>if (SqAttacked(pos-&gt;KingSq[pos-&gt;side], pos-&gt;side ^ 1, pos)) {</text:p>
            <text:p text:style-name="P17"><text:tab/><text:tab/><text:tab/>return -MATE + pos-&gt;ply;</text:p>
            <text:p text:style-name="P17"><text:tab/><text:tab/>} else {</text:p>
            <text:p text:style-name="P17"><text:tab/><text:tab/><text:tab/>return 0;</text:p>
            <text:p text:style-name="P17"><text:tab/><text:tab/>}</text:p>
            <text:p text:style-name="P17"><text:tab/>}</text:p>
            <text:p text:style-name="P17"><text:tab/>if (alpha != oldAlpha) {</text:p>
            <text:p text:style-name="P17"><text:tab/><text:tab/>StorePvMove(pos, bestMove);</text:p>
            <text:p text:style-name="P17"><text:tab/>}</text:p>
            <text:p text:style-name="P22"><text:tab/>return alpha;</text:p>
            <text:p text:style-name="P24">}</text:p>
          </table:table-cell>
        </table:table-row>
      </table:table>
      <text:p text:style-name="P43">Figura 28</text:p>
      <text:p text:style-name="P42">Funcția NegaMax cu tăieri alfa beta</text:p>
      <text:p text:style-name="P13"/>
      <text:p text:style-name="P30"><text:span text:style-name="T18"><text:tab/></text:span><text:span text:style-name="T27">Primul pas în algoritm </text:span><text:span text:style-name="T28">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24">pos→ply</text:span><text:span text:style-name="T28">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38"><text:soft-page-break/><text:span text:style-name="T29"><text:tab/></text:span><text:span text:style-name="T30">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35">PickNextMove</text:span><text:span text:style-name="T30">. Această funcție are rolul de a alege din mulțimea de mutări generate mut</text:span><text:span text:style-name="T31">a</text:span><text:span text:style-name="T30">rea cu cel mai mare scor.</text:span></text:p>
      <text:p text:style-name="P38"><text:span text:style-name="T30"><text:tab/></text:span><text:span text:style-name="T32">Funcția ce generează mutările folosește un concept simplu pentru a asocia fiecărei mutări câte un scor, principiul este „cea mai valoroasă captură cu cel mai puțin valoros atacator”</text:span><text:span text:style-name="T34">[7]</text:span><text:span text:style-name="T32">(MvvLva – most valuable victim least valuable attacker). Acest principiu este implementat folosind un vector care conține câte un scor pentru fiecare victimă și atacator. Astfel avem vectorul </text:span><text:span text:style-name="T36">MvvLva</text:span><text:span text:style-name="T32">(figura 29) care conține elemente de forma:</text:span></text:p>
      <text:p text:style-name="P15"><text:tab/></text:p>
      <table:table table:name="Table8" table:style-name="Table8">
        <table:table-column table:style-name="Table8.A"/>
        <table:table-row>
          <table:table-cell table:style-name="Table8.A1" office:value-type="string">
            <text:p text:style-name="P45">// primul indice reprezintă victima, iar al doilea reprezintă atacatorul</text:p>
            <text:p text:style-name="P45">MvvLva[regină][pion] = 505;</text:p>
            <text:p text:style-name="P45">MvvLva[regină][cal] = 504;</text:p>
            <text:p text:style-name="P45">…</text:p>
            <text:p text:style-name="P45">MvvLva[regină][regină] = 500;</text:p>
          </table:table-cell>
        </table:table-row>
        <table:table-row>
          <table:table-cell table:style-name="Table8.A2" office:value-type="string">
            <text:p text:style-name="P44">Figura 29</text:p>
            <text:p text:style-name="P44">Vectorul MvvLva</text:p>
          </table:table-cell>
        </table:table-row>
      </table:table>
      <text:p text:style-name="P15"><text:tab/></text:p>
      <text:p text:style-name="P38"><text:span text:style-name="T32"><text:tab/>Folosind acest vector ne asigurăm ca atunci când inserăm în lista de mutări o mutare ce reprezintă o captură ea va avea scorul corespunzător astfel încât în momentul în care ea trebuie evaluată să se prefere mutarea care reprezintă „cea mai bună” captură. </text:span><text:span text:style-name="T33">Următoare optimizare ce trebuie discutată este preferarea evaluării mutărilor ce reprezintă capturări, aceasta se realizează adăugând pentru fiecare tip de mutare ce reprezintă o captură, pe lângă scorul din vectorul MvvLva, un punctaj de 1000000. Astfel ne asigurăm că mutările ce reprezintă capturi vor fi evaluate prime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1" svg:font-family="Consolas"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3M29S</meta:editing-duration>
    <meta:editing-cycles>47</meta:editing-cycles>
    <meta:generator>LibreOffice/4.4.3.2$Windows_x86 LibreOffice_project/88805f81e9fe61362df02b9941de8e38a9b5fd16</meta:generator>
    <dc:date>2015-06-22T23:20:36.460000000</dc:date>
    <meta:document-statistic meta:table-count="8" meta:image-count="0" meta:object-count="0" meta:page-count="8" meta:paragraph-count="134" meta:word-count="1664" meta:character-count="10401" meta:non-whitespace-character-count="8759"/>
    <meta:user-defined meta:name="Info 1"/>
    <meta:user-defined meta:name="Info 2"/>
    <meta:user-defined meta:name="Info 3"/>
    <meta:user-defined meta:name="Info 4"/>
  </office:meta>
</office:document-meta>
</file>